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Galletitas</text:p>
      <text:p text:style-name="Standard">Pan</text:p>
      <text:p text:style-name="Standard">Limpieza</text:p>
      <text:p text:style-name="Standard">Banana</text:p>
      <text:p text:style-name="Standard">Manzana</text:p>
      <text:p text:style-name="Standard">Palta</text:p>
      <text:p text:style-name="Standard">naranj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xel Nadir Ruiz</dc:creator>
    <meta:creation-date>2009-04-16T11:32:00Z</meta:creation-date>
    <dc:date>2023-08-16T23:01:00Z</dc:date>
    <meta:template xlink:href="Normal.dotm" xlink:type="simple"/>
    <meta:editing-cycles>4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8" meta:character-count="52" meta:row-count="1" meta:non-whitespace-character-count="45"/>
  </office:meta>
</office:document-meta>
</file>